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30">
            <text:p>1,430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935">
            <text:p>1,935</text:p>
          </table:table-cell>
          <table:table-cell table:style-name="ce22" office:value-type="float" office:value="883">
            <text:p>88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878">
            <text:p>2,878</text:p>
          </table:table-cell>
          <table:table-cell table:style-name="ce22" office:value-type="float" office:value="496">
            <text:p>49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54">
            <text:p>25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2">
            <text:p>4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30">
            <text:p>230</text:p>
          </table:table-cell>
          <table:table-cell table:style-name="ce22" office:value-type="float" office:value="146">
            <text:p>146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36">
            <text:p>336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487">
            <text:p>1,487</text:p>
          </table:table-cell>
          <table:table-cell table:style-name="ce22" office:value-type="float" office:value="350">
            <text:p>35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164">
            <text:p>2,16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176">
            <text:p>2,176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954">
            <text:p>1,95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98">
            <text:p>1,298</text:p>
          </table:table-cell>
          <table:table-cell table:style-name="ce22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903">
            <text:p>9,903</text:p>
          </table:table-cell>
          <table:table-cell table:style-name="ce23" office:value-type="float" office:value="1302">
            <text:p>1,30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991">
            <text:p>99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4077">
            <text:p>24,077</text:p>
          </table:table-cell>
          <table:table-cell table:style-name="ce23" office:value-type="float" office:value="4182">
            <text:p>4,18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6012">
            <text:p>26,012</text:p>
          </table:table-cell>
          <table:table-cell table:style-name="ce23" office:value-type="float" office:value="5065">
            <text:p>5,0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